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00000002D017C86FC7BD8679BE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8cm" svg:height="4.826cm" svg:x="2.54cm" svg:y="1.524cm">
          <draw:image xlink:href="Pictures/1000000000000500000002D017C86FC7BD8679B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8.58cm" svg:height="4.826cm" svg:x="2.794cm" svg:y="4.572cm">
          <draw:image xlink:href="Pictures/1000000000000500000002D017C86FC7BD8679B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8.58cm" svg:height="4.826cm" svg:x="2.54cm" svg:y="4.318cm">
          <draw:image xlink:href="Pictures/1000000000000500000002D017C86FC7BD8679BE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30T18:36:09.407413664</meta:creation-date>
    <dc:date>2019-10-01T20:52:05.089129811</dc:date>
    <meta:editing-duration>PT9M57S</meta:editing-duration>
    <meta:editing-cycles>8</meta:editing-cycles>
    <meta:generator>LibreOfficeDev/6.4.0.0.alpha0$Linux_X86_64 LibreOffice_project/ae1aa843334690e23c0e957f3f28fc4714a72127</meta:generator>
    <meta:document-statistic meta:object-count="30"/>
  </office:meta>
</office:document-meta>
</file>